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Helvetica" svg:font-family="Helvetica, sans-serif"/>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text-align="center" style:justify-single-word="false" fo:break-before="page"/>
    </style:style>
    <style:style style:name="P3" style:family="paragraph" style:parent-style-name="Standard">
      <style:paragraph-properties fo:margin-top="0.1945in" fo:margin-bottom="0.1945in" loext:contextual-spacing="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TOC_20_Heading">
      <style:text-properties style:use-window-font-color="true" style:font-name="Calibri" fo:font-size="11pt" fo:font-weight="normal" style:font-name-asian="ＭＳ 明朝" style:font-size-asian="11pt" style:font-weight-asian="normal" style:font-size-complex="11pt" style:font-weight-complex="normal"/>
    </style:style>
    <style:style style:name="P6" style:family="paragraph" style:parent-style-name="No_20_Spacing">
      <style:text-properties style:font-name="DejaVu Serif" style:letter-kerning="true" style:font-name-asian="Times New Roman" style:language-asian="zh" style:country-asian="CN" style:font-name-complex="DejaVu Sans"/>
    </style:style>
    <style:style style:name="P7" style:family="paragraph" style:parent-style-name="Heading_20_2" style:master-page-name="Standard">
      <style:paragraph-properties fo:text-align="center" style:justify-single-word="false" style:page-number="auto"/>
    </style:style>
    <style:style style:name="P8" style:family="paragraph" style:parent-style-name="No_20_Spacing" style:list-style-name="WWNum23"/>
    <style:style style:name="P9" style:family="paragraph" style:parent-style-name="No_20_Spacing" style:list-style-name="WWNum21">
      <style:paragraph-properties fo:margin-left="0.4839in" fo:margin-right="0in" fo:text-indent="-0.248in" style:auto-text-indent="false"/>
    </style:style>
    <style:style style:name="P10" style:family="paragraph" style:parent-style-name="Text_20_body" style:list-style-name="WWNum22"/>
    <style:style style:name="P11" style:family="paragraph" style:parent-style-name="Text_20_body" style:list-style-name="WWNum22">
      <style:text-properties officeooo:paragraph-rsid="001e674b"/>
    </style:style>
    <style:style style:name="P12" style:family="paragraph" style:parent-style-name="Text_20_body" style:list-style-name="WWNum24"/>
    <style:style style:name="P13" style:family="paragraph" style:parent-style-name="Text_20_body" style:list-style-name="WWNum24">
      <style:text-properties officeooo:paragraph-rsid="001f3c28"/>
    </style:style>
    <style:style style:name="P14" style:family="paragraph" style:parent-style-name="Text_20_body" style:list-style-name="WWNum24">
      <style:text-properties officeooo:rsid="001cdf3b" officeooo:paragraph-rsid="001cdf3b"/>
    </style:style>
    <style:style style:name="P15" style:family="paragraph" style:parent-style-name="Standard" style:list-style-name="WWNum24">
      <style:paragraph-properties fo:margin-top="0in" fo:margin-bottom="0in" loext:contextual-spacing="false"/>
    </style:style>
    <style:style style:name="P16" style:family="paragraph" style:parent-style-name="Standard">
      <style:paragraph-properties fo:margin-top="0.1945in" fo:margin-bottom="0.1945in" loext:contextual-spacing="false"/>
      <style:text-properties officeooo:paragraph-rsid="00213155"/>
    </style:style>
    <style:style style:name="T1" style:family="text">
      <style:text-properties style:use-window-font-color="true" style:font-name="Calibri" fo:font-weight="normal" style:font-name-asian="ＭＳ 明朝" style:font-weight-asian="normal" style:font-weight-complex="normal"/>
    </style:style>
    <style:style style:name="T2" style:family="text">
      <style:text-properties style:font-name="DejaVu Serif" style:letter-kerning="true" style:font-name-asian="Times New Roman" style:language-asian="zh" style:country-asian="CN" style:font-name-complex="DejaVu Sans"/>
    </style:style>
    <style:style style:name="T3" style:family="text">
      <style:text-properties style:font-name="DejaVu Serif" officeooo:rsid="001cdf3b" style:letter-kerning="true" style:font-name-asian="Times New Roman" style:language-asian="zh" style:country-asian="CN" style:font-name-complex="DejaVu Sans"/>
    </style:style>
    <style:style style:name="T4" style:family="text">
      <style:text-properties style:font-name="DejaVu Serif" officeooo:rsid="001f3c28" style:letter-kerning="true" style:font-name-asian="Times New Roman" style:language-asian="zh" style:country-asian="CN" style:font-name-complex="DejaVu Sans"/>
    </style:style>
    <style:style style:name="T5" style:family="text">
      <style:text-properties officeooo:rsid="001cdf3b"/>
    </style:style>
    <style:style style:name="T6" style:family="text">
      <style:text-properties officeooo:rsid="001e674b"/>
    </style:style>
    <style:style style:name="T7" style:family="text">
      <style:text-properties officeooo:rsid="001f3c28"/>
    </style:style>
    <style:style style:name="T8" style:family="text">
      <style:text-properties officeooo:rsid="00213155"/>
    </style:style>
    <style:style style:name="T9" style:family="text">
      <style:text-properties officeooo:rsid="0022ccb2"/>
    </style:style>
    <style:style style:name="T10" style:family="text">
      <style:text-properties officeooo:rsid="002424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Criterion B: Analysis</text:h>
      <text:h text:style-name="Heading_20_3" text:outline-level="3">Proposed solution: <text:s/><text:span text:style-name="T1">An iOS application to introduce new students to the school as outlined in criterion A.</text:span></text:h>
      <text:h text:style-name="P1" text:outline-level="2">Requirement specification</text:h>
      <text:h text:style-name="Heading_20_3" text:outline-level="3">IT system requirements</text:h>
      <text:list xml:id="list496371919" text:style-name="WWNum22">
        <text:list-item>
          <text:p text:style-name="P11">Hardware: Apple iPad, 9.7" Retina display, 6th Gen<text:span text:style-name="T6">eration,</text:span> 32 GB, Wi-Fi-enabled.</text:p>
        </text:list-item>
        <text:list-item>
          <text:p text:style-name="P10">Software: Xcode <text:span text:style-name="T6">10.</text:span>1 for app<text:span text:style-name="T5">lication</text:span> development, iOS 10 operating system to run the app in.</text:p>
        </text:list-item>
      </text:list>
      <text:h text:style-name="Heading_20_3" text:outline-level="3">System interaction</text:h>
      <text:list xml:id="list1744879246" text:style-name="WWNum24">
        <text:list-item>
          <text:p text:style-name="P12">The application will only be compatible with iOS.</text:p>
        </text:list-item>
        <text:list-item>
          <text:p text:style-name="P12"><text:span text:style-name="T5">The design of the app will be scalable but will be specifically tested for</text:span> the 9.7 inch display.</text:p>
        </text:list-item>
        <text:list-item>
          <text:p text:style-name="P12">The device needs a <text:span text:style-name="T5">stable</text:span> Wi-Fi and GPS connection <text:span text:style-name="T5">for best performance.</text:span></text:p>
        </text:list-item>
      </text:list>
      <text:h text:style-name="Heading_20_3" text:outline-level="3">Input/output requirements</text:h>
      <text:p text:style-name="P4">Development</text:p>
      <text:p text:style-name="P6">Input requirements</text:p>
      <text:list xml:id="list1147180606" text:style-name="WWNum21">
        <text:list-item>
          <text:p text:style-name="P9"><text:span text:style-name="T2">The school layout, </text:span><text:span text:style-name="T4">important school locations, </text:span><text:span text:style-name="T2">information about </text:span><text:span text:style-name="T4">each of the locations including their</text:span><text:span text:style-name="T2"> </text:span><text:span text:style-name="T3">GPS coordinates.</text:span></text:p>
        </text:list-item>
      </text:list>
      <text:p text:style-name="P4">Product</text:p>
      <text:p text:style-name="P6">Input requirements</text:p>
      <text:list xml:id="list184949904032600" text:continue-list="list1744879246" text:style-name="WWNum24">
        <text:list-item>
          <text:p text:style-name="P15"><text:span text:style-name="T4">U</text:span><text:span text:style-name="T3">ser </text:span><text:span text:style-name="T4">real-time </text:span><text:span text:style-name="T2">position</text:span></text:p>
        </text:list-item>
      </text:list>
      <text:p text:style-name="No_20_Spacing">Output requirements </text:p>
      <text:list xml:id="list184948946826689" text:continue-numbering="true" text:style-name="WWNum24">
        <text:list-item>
          <text:p text:style-name="P13"><text:span text:style-name="T7">D</text:span>ifferent <text:span text:style-name="T7">locations in the school, user’s position in relation to the map.</text:span></text:p>
        </text:list-item>
      </text:list>
      <text:h text:style-name="Heading_20_2" text:outline-level="2">Processing</text:h>
      <text:p text:style-name="P4">Development</text:p>
      <text:list xml:id="list184948973294233" text:continue-numbering="true" text:style-name="WWNum24">
        <text:list-item>
          <text:p text:style-name="P14">Process information given by the client into object notation <text:span text:style-name="T7">and process it into the integrated Apple maps</text:span></text:p>
        </text:list-item>
      </text:list>
      <text:p text:style-name="P4">Product</text:p>
      <text:list xml:id="list184949382122667" text:continue-numbering="true" text:style-name="WWNum24">
        <text:list-item>
          <text:p text:style-name="P12">Use the user’<text:span text:style-name="T7">s real-time position</text:span> information to display <text:span text:style-name="T7">the user</text:span> <text:span text:style-name="T7">location</text:span></text:p>
        </text:list-item>
      </text:list>
      <text:h text:style-name="Heading_20_3" text:outline-level="3">Security</text:h>
      <text:p text:style-name="P4">Development</text:p>
      <text:list xml:id="list184950139564067" text:continue-numbering="true" text:style-name="WWNum24">
        <text:list-item>
          <text:p text:style-name="P12">Use of version control <text:span text:style-name="T7">(git) </text:span>to prevent losing development <text:span text:style-name="T7">files</text:span> <text:span text:style-name="T5">and</text:span> making a<text:span text:style-name="T5">n irreversible </text:span>mistake </text:p>
        </text:list-item>
      </text:list>
      <text:p text:style-name="P4">Product</text:p>
      <text:list xml:id="list184950413401039" text:continue-numbering="true" text:style-name="WWNum24">
        <text:list-item>
          <text:p text:style-name="P12">The application will only accessible on school devices <text:span text:style-name="T5">and use publicly accessible map information</text:span></text:p>
        </text:list-item>
      </text:list>
      <text:h text:style-name="P2" text:outline-level="2">Specific performance criteria</text:h>
      <text:p text:style-name="No_20_Spacing"/>
      <text:list xml:id="list2568121815" text:style-name="WWNum23">
        <text:list-item>
          <text:p text:style-name="P8">Provide an easy way to orient around the different parts of the ISHR campus</text:p>
        </text:list-item>
        <text:list-item>
          <text:p text:style-name="P8">Include user-friendly and minimalistic GUI</text:p>
        </text:list-item>
        <text:list-item>
          <text:p text:style-name="P8">Provide only the most relevant information about each section of the school</text:p>
        </text:list-item>
        <text:list-item>
          <text:p text:style-name="P8">Display the layout of the school campus in a simple manner</text:p>
        </text:list-item>
        <text:list-item>
          <text:p text:style-name="P8">Compatible with the school provided iPads</text:p>
        </text:list-item>
      </text:list>
      <text:h text:style-name="P2" text:outline-level="2">Justification of chosen solution</text:h>
      <text:p text:style-name="P16">In order to ensure technical compatibility with the school’s iPads, the two solutions I considered were a website or an application. While the final product will be connected to the internet, a website might have trouble updating while walking through the school campus. I have more experience in website development but a non-complex application such as this shouldn’t be much of a problem for me. An application has native integration with the particular <text:span text:style-name="T8">iPad </text:span>hardware and software <text:span text:style-name="T10">which makes it much easier to use</text:span> the information <text:span text:style-name="T8">about users position. It will also</text:span> look much better as a stand-alone application in contrast to a website <text:span text:style-name="T9">which</text:span> requir<text:span text:style-name="T9">es</text:span> a browser. A website would <text:span text:style-name="T8">make it </text:span>more complicated for the client to use <text:span text:style-name="T8">and </text:span>require more resources such <text:span text:style-name="T8">a hosting provider which is why I chose to develop an application.</text:span></text:p>
      <text:p text:style-name="P3">The files containing the school’s layout are easy to obtain by my client since he is one of the teachers and therefore has access to this information as well as any <text:span text:style-name="T8">important locations in the school and their details</text:span>. Since the application will be only installed on the school iPads, there is no security risk of unauthorized access to the information provided in the app.</text:p>
      <text:p text:style-name="P3"><text:s/>While the app itself might be challenging for the client to maintain or modify, the file with the <text:span text:style-name="T8">locations </text:span>could be easily <text:span text:style-name="T8">modified</text:span> in the future. One of the <text:span text:style-name="T9">key aspects</text:span> of the product is <text:span text:style-name="T10">the fact that it is</text:span> eas<text:span text:style-name="T10">y</text:span> to use. <text:span text:style-name="T9">T</text:span>here should be minimal or no training needed to familiarize my client <text:span text:style-name="T8">or the users</text:span> with the app<text:span text:style-name="T9">lication. There is some guidance necessary to outline the process of updating the locations file and the information it contains.</text:span></text:p>
      <text:p text:style-name="P5">Word Count: 2<text:span text:style-name="T9">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Helvetica" svg:font-family="Helvetica, sans-serif"/>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text-properties style:font-name="DejaVu Serif" fo:font-family="'DejaVu Serif'" style:font-family-generic="roman" style:font-pitch="variabl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DejaVu Serif" fo:font-family="'DejaVu Serif'" style:font-family-generic="roman" style:font-pitch="variable" style:rfc-language-tag="x-non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fo:font-size="9pt" fo:font-style="normal" fo:font-weight="normal" style:font-size-asian="9pt" style:font-style-asian="normal" style:font-weight-asian="normal"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9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14</meta:editing-cycles>
    <meta:creation-date>2018-08-24T09:03:00</meta:creation-date>
    <dc:date>2019-01-17T18:49:48.165296972</dc:date>
    <meta:editing-duration>PT1H13M55S</meta:editing-duration>
    <meta:generator>LibreOffice/6.1.2.1$MacOSX_X86_64 LibreOffice_project/65905a128db06ba48db947242809d14d3f9a93fe</meta:generator>
    <dc:creator>Samuel Engel</dc:creator>
    <meta:document-statistic meta:table-count="0" meta:image-count="0" meta:object-count="0" meta:page-count="3" meta:paragraph-count="40" meta:word-count="552" meta:character-count="3359" meta:non-whitespace-character-count="2860"/>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